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D0000028F4FDAC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OpenSymbol" svg:font-family="Open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4.606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9.18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Table2.A5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4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6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9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11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2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14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Standard">
      <style:paragraph-properties loext:contextual-spacing="false" fo:margin-top="0.353cm" fo:margin-bottom="0cm" fo:line-height="100%"/>
    </style:style>
    <style:style style:name="P16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7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9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21" style:family="paragraph" style:parent-style-name="Title">
      <style:paragraph-properties loext:contextual-spacing="false" fo:margin-top="0cm" fo:margin-bottom="0.423cm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22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paragraph-properties fo:line-height="100%" fo:orphans="0" fo:widows="0"/>
    </style:style>
    <style:style style:name="P24" style:family="paragraph" style:parent-style-name="Standard">
      <style:paragraph-properties fo:line-height="100%" fo:orphans="0" fo:widows="0"/>
      <style:text-properties fo:font-variant="normal" fo:text-transform="none" fo:color="#2c3338" style:text-line-through-style="none" style:font-name="Montserrat" fo:font-size="12pt" fo:font-style="italic" style:text-underline-style="none" fo:font-weight="normal" style:text-blinking="false" fo:background-color="#ffffff" style:font-name-asian="Montserrat1" style:font-size-asian="12pt" style:font-style-asian="italic" style:font-name-complex="Montserrat1" style:font-size-complex="12pt"/>
    </style:style>
    <style:style style:name="P2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6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7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8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0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1" style:family="paragraph" style:parent-style-name="Heading_20_2" style:list-style-name="WWNum3"/>
    <style:style style:name="P32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33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34" style:family="paragraph" style:parent-style-name="Title" style:master-page-name="Standard">
      <style:paragraph-properties loext:contextual-spacing="false" fo:margin-top="0cm" fo:margin-bottom="0.423cm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ize="12pt" fo:font-style="normal" fo:font-weight="bold" style:font-name-asian="Montserrat1" style:font-size-asian="12pt" style:font-style-asian="normal" style:font-weight-asian="bold" style:font-name-complex="Montserrat1" style:font-size-complex="12pt" style:font-style-complex="normal" style:font-weight-complex="bold"/>
    </style:style>
    <style:style style:name="T4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T5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plk5899mvlqq"/></text:p>
      <text:p text:style-name="P21"><text:bookmark text:name="_1jgtpi0w9ri"/>Spécifications techniques</text:p>
      <text:p text:style-name="P10">[MenuMaker + QWENTA]</text:p>
      <text:p text:style-name="P3"/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Version</text:p>
          </table:table-cell>
          <table:table-cell table:style-name="Table1.A1" office:value-type="string">
            <text:p text:style-name="P5">Auteur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pprobation </text:p>
          </table:table-cell>
        </table:table-row>
        <table:table-row table:style-name="Table1.1">
          <table:table-cell table:style-name="Table1.A2" office:value-type="string">
            <text:p text:style-name="P7">1.0</text:p>
          </table:table-cell>
          <table:table-cell table:style-name="Table1.A2" office:value-type="string">
            <text:p text:style-name="P7">Alexis</text:p>
          </table:table-cell>
          <table:table-cell table:style-name="Table1.C2" office:value-type="date" office:date-value="2025-06-11">
            <text:p text:style-name="P7">11/06/25</text:p>
          </table:table-cell>
          <table:table-cell table:style-name="Table1.A2" office:value-type="string">
            <text:p text:style-name="P7">Soufiane</text:p>
          </table:table-cell>
        </table:table-row>
      </table:table>
      <text:p text:style-name="P4"/>
      <text:p text:style-name="P1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409jm82qlgst" text:style-name="Index_20_Link" text:visited-style-name="Index_20_Link"><text:span text:style-name="T5">I. Choix technologiques<text:tab/></text:span></text:a><text:span text:style-name="T1">2</text:span></text:p>
          <text:p text:style-name="P16"><text:a xlink:type="simple" xlink:href="#_ex0md8td8283" text:style-name="Index_20_Link" text:visited-style-name="Index_20_Link"><text:span text:style-name="T5">II. Liens avec le back-end<text:tab/></text:span></text:a><text:span text:style-name="T1">3</text:span></text:p>
          <text:p text:style-name="P17"><text:a xlink:type="simple" xlink:href="#_a61v3uh5vs19" text:style-name="Index_20_Link" text:visited-style-name="Index_20_Link"><text:span text:style-name="T5">III. Préconisations concernant le domaine et l’hébergement<text:tab/></text:span></text:a><text:span text:style-name="T1">3</text:span></text:p>
          <text:p text:style-name="P16"><text:a xlink:type="simple" xlink:href="#_n56najuvb5ys" text:style-name="Index_20_Link" text:visited-style-name="Index_20_Link"><text:span text:style-name="T5">IV. Accessibilité<text:tab/></text:span></text:a><text:span text:style-name="T1">3</text:span></text:p>
          <text:p text:style-name="P16"><text:a xlink:type="simple" xlink:href="#_l80x4g9stizp" text:style-name="Index_20_Link" text:visited-style-name="Index_20_Link"><text:span text:style-name="T5">V. Recommandations en termes de sécurité<text:tab/></text:span></text:a><text:span text:style-name="T1">3</text:span></text:p>
          <text:p text:style-name="P16"><text:a xlink:type="simple" xlink:href="#_vbbknpfyus5o" text:style-name="Index_20_Link" text:visited-style-name="Index_20_Link"><text:span text:style-name="T5">VI. Maintenance du site et futures mises à jour<text:tab/></text:span></text:a><text:span text:style-name="T1">4</text:span></text:p>
        </text:index-body>
      </text:table-of-content>
      <text:p text:style-name="P14"/>
      <text:p text:style-name="P14"/>
      <text:p text:style-name="P14"/>
      <text:p text:style-name="P12"/>
      <text:p text:style-name="P12"><text:soft-page-break/></text:p>
      <text:list xml:id="list7975844465577630050" text:style-name="WWNum3">
        <text:list-item>
          <text:p text:style-name="P31"><text:bookmark text:name="_409jm82qlgst"/>Choix technologiques</text:p>
        </text:list-item>
      </text:list>
      <text:p text:style-name="P5"/>
      <text:list xml:id="list1182370670307185588" text:style-name="WWNum4">
        <text:list-item>
          <text:p text:style-name="P25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Besoin </text:p>
          </table:table-cell>
          <table:table-cell table:style-name="Table2.A1" office:value-type="string">
            <text:p text:style-name="P11">Contraintes</text:p>
          </table:table-cell>
          <table:table-cell table:style-name="Table2.A1" office:value-type="string">
            <text:p text:style-name="P11">Solution</text:p>
          </table:table-cell>
          <table:table-cell table:style-name="Table2.A1" office:value-type="string">
            <text:p text:style-name="P11">Description de la solution</text:p>
          </table:table-cell>
          <table:table-cell table:style-name="Table2.A1" office:value-type="string">
            <text:p text:style-name="P11">Justification (2 arguments)</text:p>
          </table:table-cell>
        </table:table-row>
        <table:table-row table:style-name="Table2.1">
          <table:table-cell table:style-name="Table2.A2" office:value-type="string">
            <text:p text:style-name="P8">Landing page</text:p>
          </table:table-cell>
          <table:table-cell table:style-name="Table2.A2" office:value-type="string">
            <text:p text:style-name="P8">Il s'agit sur cette page de faire une présentation du service, de donner quelques exemples de menus et de tarifs ainsi que de permettre à l'utilisateur de s'inscrire/se connecter. <text:s/></text:p>
          </table:table-cell>
          <table:table-cell table:style-name="Table2.A2" office:value-type="string">
            <text:p text:style-name="P8">- <text:span text:style-name="Strong_20_Emphasis">React.js</text:span> pour le front-end. <text:line-break/>- <text:span text:style-name="Strong_20_Emphasis">React Router</text:span> pour la navigation.</text:p>
            <text:p text:style-name="P8">- <text:span text:style-name="Strong_20_Emphasis">Multer</text:span> pour gestion des fichiers uploadés.</text:p>
          </table:table-cell>
          <table:table-cell table:style-name="Table2.A2" office:value-type="string">
            <text:p text:style-name="P13">React est souvent utilisée pour construire des applications web dynamiques et performantes, en facilitant la ré-utilisabilité<text:span text:style-name="Strong_20_Emphasis"> des composants</text:span>. <text:line-break/>Multer permet de gérer et stocker les fichiers (images notamment)</text:p>
          </table:table-cell>
          <table:table-cell table:style-name="Table2.A2" office:value-type="string">
            <text:p text:style-name="P8">- Performance et rapidité d'affichage. <text:line-break/>- Chargement fluide des pages. </text:p>
          </table:table-cell>
        </table:table-row>
        <table:table-row table:style-name="Table2.1">
          <table:table-cell table:style-name="Table2.A2" office:value-type="string">
            <text:p text:style-name="P8">Connexion et validation email</text:p>
          </table:table-cell>
          <table:table-cell table:style-name="Table2.A2" office:value-type="string">
            <text:p text:style-name="P8">Il faut s'assurer de la sécurisation de la connexion des utilisateurs.</text:p>
          </table:table-cell>
          <table:table-cell table:style-name="Table2.A2" office:value-type="string">
            <text:p text:style-name="Standard">- <text:span text:style-name="Strong_20_Emphasis"><text:span text:style-name="T2">JWT + bcrypt</text:span></text:span> <text:span text:style-name="T2">pour l'authentification. </text:span><text:line-break/></text:p>
          </table:table-cell>
          <table:table-cell table:style-name="Table2.A2" office:value-type="string">
            <text:p text:style-name="P24">JWT permet des sessions sécurisées sans état et bcrypt garantit le hashage des mots de passe pour plus de sécurité. </text:p>
            <text:p text:style-name="P24">- Sécurisation des sessions sans stocker d'infos sensibles sur le client. <text:line-break/>- Protection contre les attaques de type brute force et interception de mots de passe. </text:p>
            <text:p text:style-name="P24"/>
          </table:table-cell>
          <table:table-cell table:style-name="Table2.A2" office:value-type="string">
            <text:p text:style-name="P8">- Sécurisation des sessions sans stocker d'infos sensibles sur le client.<text:line-break/>- Protection contre les attaques de type brute force et interception de mots de passe. </text:p>
          </table:table-cell>
        </table:table-row>
        <text:soft-page-break/>
        <table:table-row table:style-name="Table2.1">
          <table:table-cell table:style-name="Table2.A2" office:value-type="string">
            <text:p text:style-name="P8">Dashboard</text:p>
          </table:table-cell>
          <table:table-cell table:style-name="Table2.A2" office:value-type="string">
            <text:p text:style-name="P8">Page d'accueil de l'utilisateur connecté à l'application. L'utilisateur doit pouvoir consulter ses données (restaurant, menu existant...) et pouvoir en un clic créer un nouveau menu ou diffuser/imprimer un menu existant. La page doit également compter une rubrique « Aller plus loin » permettant de rediriger vers des pages conseils. </text:p>
          </table:table-cell>
          <table:table-cell table:style-name="Table2.A2" office:value-type="string">
            <text:p text:style-name="P23">- <text:span text:style-name="Strong_20_Emphasis"><text:span text:style-name="T2">MongoDB</text:span></text:span> <text:span text:style-name="T2">pour stocker les menus de l’utilisateur. </text:span><text:line-break/>- <text:span text:style-name="Strong_20_Emphasis"><text:span text:style-name="T2">Multer</text:span></text:span> <text:span text:style-name="T2">pour les images.</text:span></text:p>
            <text:p text:style-name="P23">- <text:span text:style-name="Strong_20_Emphasis"><text:span text:style-name="T2">React-router </text:span></text:span><text:span text:style-name="T2">pour la navigation. </text:span></text:p>
          </table:table-cell>
          <table:table-cell table:style-name="Table2.A2" office:value-type="string">
            <text:p text:style-name="P24">MongoDB permet de centraliser et stocker toutes les informations liées aux menus de l’utilisateur. <text:line-break/>React Router gère la navigation fluide entre les différentes pages. </text:p>
          </table:table-cell>
          <table:table-cell table:style-name="Table2.A2" office:value-type="string">
            <text:p text:style-name="P8">- Centralisation des données utilisateurs et de leurs menus. </text:p>
            <text:p text:style-name="P8"><text:line-break/>- Accompagner les utilisateurs peu à l'aise avec la création ou la diffusion de leurs menus </text:p>
          </table:table-cell>
        </table:table-row>
        <table:table-row table:style-name="Table2.1">
          <table:table-cell table:style-name="Table2.A5" office:value-type="string">
            <text:p text:style-name="P8">Création d'un menu avec ajout de catégories et plats </text:p>
          </table:table-cell>
          <table:table-cell table:style-name="Table2.A5" office:value-type="string">
            <text:p text:style-name="P8">L'ajout d'une catégorie (Ex : "Entrées") doit être possible directement depuis l'écran de création de menu via une modale. <text:line-break/>Une fois la catégorie créée, l'utilisateur doit pouvoir ajouter des plats dans celle-ci via une autre modale. <text:s/></text:p>
          </table:table-cell>
          <table:table-cell table:style-name="Table2.A5" office:value-type="string">
            <text:p text:style-name="P23">- <text:span text:style-name="Strong_20_Emphasis">React Modal</text:span> pour la pop-up d'ajout de catégories et de plats. <text:line-break/>- <text:span text:style-name="Strong_20_Emphasis">MongoDB</text:span> pour stocker les catégories et les plats.</text:p>
            <text:p text:style-name="P23">- <text:span text:style-name="Strong_20_Emphasis"><text:span text:style-name="T2">Multer</text:span></text:span><text:span text:style-name="T2"> pour gérer les images (icône et plats).<text:line-break/>- </text:span><text:span text:style-name="Strong_20_Emphasis"><text:span text:style-name="T2">Context API)</text:span></text:span><text:span text:style-name="T2"> pour suivre l’état des modifications.</text:span></text:p>
            <text:p text:style-name="P23"><text:span text:style-name="T2"/></text:p>
            <text:p text:style-name="P23"/>
          </table:table-cell>
          <table:table-cell table:style-name="Table2.A5" office:value-type="string">
            <text:p text:style-name="P8">React Modal permet une intégration fluide et accessible des pop-ups pour ajouter des catégories et plats. <text:line-break/>Multer optimise le stockage et la gestion des images pour éviter de surcharger le serveur. </text:p>
          </table:table-cell>
          <table:table-cell table:style-name="Table2.A5" office:value-type="string">
            <text:p text:style-name="P23">-<text:span text:style-name="T2"> Cohérent avec le choix de React, et solution éprouvée. </text:span></text:p>
            <text:p text:style-name="P23"><text:span text:style-name="T2"><text:line-break/>- Expérience utilisateur fluide et intuitive. </text:span></text:p>
          </table:table-cell>
        </table:table-row>
        <text:soft-page-break/>
        <table:table-row table:style-name="Table2.1">
          <table:table-cell table:style-name="Table2.A5" office:value-type="string">
            <text:p text:style-name="P8">Personnalisation des polices et des couleurs </text:p>
          </table:table-cell>
          <table:table-cell table:style-name="Table2.A5" office:value-type="string">
            <text:p text:style-name="P8">L'utilisateur doit pouvoir choisir : <text:line-break/>- Une police personnalisée pour le menu. <text:line-break/>- Une couleur dominante. <text:line-break/>- Une mise en page (1 colonne ou 2 colonnes). </text:p>
          </table:table-cell>
          <table:table-cell table:style-name="Table2.A5" office:value-type="string">
            <text:p text:style-name="P23">-<text:span text:style-name="T2"> </text:span><text:span text:style-name="Strong_20_Emphasis"><text:span text:style-name="T2">Context API</text:span></text:span><text:span text:style-name="T2"> + </text:span><text:span text:style-name="Strong_20_Emphasis"><text:span text:style-name="T2">Local Storage </text:span></text:span><text:span text:style-name="T2">pour stocker les préférences utilisateur. <text:line-break/>- </text:span><text:span text:style-name="Strong_20_Emphasis"><text:span text:style-name="T2">CSS SASS</text:span></text:span><text:span text:style-name="T2"> pour l’application dynamique des couleurs et des styles.</text:span> </text:p>
          </table:table-cell>
          <table:table-cell table:style-name="Table2.A5" office:value-type="string">
            <text:p text:style-name="P8">Context API et Local Storage permettent d’enregistrer instantanément les préférences utilisateur sans rechargement. <text:line-break/>CSS SASS applique dynamiquement les styles. </text:p>
          </table:table-cell>
          <table:table-cell table:style-name="Table2.A5" office:value-type="string">
            <text:p text:style-name="P8">- Enregistrement instantané des préférences sans requête externe. </text:p>
            <text:p text:style-name="P23"><text:line-break/><text:span text:style-name="T2">- Permet un rendu immédiat sans recharger la page. </text:span></text:p>
          </table:table-cell>
        </table:table-row>
        <table:table-row table:style-name="Table2.1">
          <table:table-cell table:style-name="Table2.A5" office:value-type="string">
            <text:p text:style-name="P8">Diffusion des menus </text:p>
          </table:table-cell>
          <table:table-cell table:style-name="Table2.A5" office:value-type="string">
            <text:p text:style-name="P8">- Export en PDF. <text:line-break/>- Partage sur Instagram. <text:line-break/>- Diffusion via Deliveroo. <text:s/></text:p>
          </table:table-cell>
          <table:table-cell table:style-name="Table2.A5" office:value-type="string">
            <text:p text:style-name="P23"><text:span text:style-name="T2">- </text:span><text:span text:style-name="Strong_20_Emphasis"><text:span text:style-name="T2">Puppeteer</text:span></text:span><text:span text:style-name="T2"> pour export PDF. <text:line-break/>- </text:span><text:span text:style-name="Strong_20_Emphasis"><text:span text:style-name="T2">HTML2Canvas</text:span></text:span><text:span text:style-name="T2"> pour l’image à partager. <text:line-break/>- </text:span><text:span text:style-name="Strong_20_Emphasis"><text:span text:style-name="T2">QR Code React</text:span></text:span><text:span text:style-name="T2"> pour le lien de menu. </text:span></text:p>
          </table:table-cell>
          <table:table-cell table:style-name="Table2.A5" office:value-type="string">
            <text:p text:style-name="P8">Puppeteer permet de générer un fichier PDF fidèle à la mise en page. <text:line-break/>HTML2Canvas capture le menu en image pour un partage facile sur les réseaux sociaux. </text:p>
          </table:table-cell>
          <table:table-cell table:style-name="Table2.A5" office:value-type="string">
            <text:p text:style-name="P8">- Multiples formats pour répondre aux besoins des restaurateurs. </text:p>
            <text:p text:style-name="P8"><text:line-break/>- Permet d’élargir la visibilité des menus en ligne. </text:p>
          </table:table-cell>
        </table:table-row>
        <table:table-row table:style-name="Table2.1">
          <table:table-cell table:style-name="Table2.A5" office:value-type="string">
            <text:p text:style-name="P8">Gestion des menus existants</text:p>
          </table:table-cell>
          <table:table-cell table:style-name="Table2.A5" office:value-type="string">
            <text:p text:style-name="P8">L’utilisateur doit pouvoir modifier ou supprimer ses menus enregistrés. </text:p>
          </table:table-cell>
          <table:table-cell table:style-name="Table2.A5" office:value-type="string">
            <text:p text:style-name="P23"><text:span text:style-name="T2">- </text:span><text:span text:style-name="Strong_20_Emphasis"><text:span text:style-name="T2">CRUD API (Express.js + MongoDB)</text:span></text:span><text:span text:style-name="T2"> pour gérer les menus. </text:span></text:p>
          </table:table-cell>
          <table:table-cell table:style-name="Table2.A5" office:value-type="string">
            <text:p text:style-name="P8">Express.js facilite la gestion des opérations CRUD (Create, Read, Update, Delete) en back-end. <text:line-break/>MongoDB stocke les données des menus et permet de les modifier facilement. </text:p>
          </table:table-cell>
          <table:table-cell table:style-name="Table2.A5" office:value-type="string">
            <text:p text:style-name="P8">- Permet une gestion fluide et rapide des menus existants. </text:p>
            <text:p text:style-name="P8"><text:line-break/>- Maintient une organisation efficace des menus créés. </text:p>
          </table:table-cell>
        </table:table-row>
      </table:table>
      <text:p text:style-name="P7"/>
      <text:p text:style-name="P7"/>
      <text:p text:style-name="P20"/>
      <text:list xml:id="list32514028" text:continue-list="list7975844465577630050" text:style-name="WWNum3">
        <text:list-item>
          <text:p text:style-name="P32"><text:bookmark text:name="_ex0md8td8283"/>Liens avec le back-end </text:p>
        </text:list-item>
      </text:list>
      <text:p text:style-name="P7"/>
      <text:list xml:id="list634166790986962840" text:style-name="WWNum6">
        <text:list-item>
          <text:p text:style-name="P30"><text:soft-page-break/><text:span text:style-name="T1">Quel langage pour le serveur </text:span><text:span text:style-name="T2">:</text:span><text:span text:style-name="T1"> </text:span><text:span text:style-name="T3">NodeJS</text:span><text:span text:style-name="T2"> + </text:span><text:span text:style-name="T3">Express</text:span></text:p>
        </text:list-item>
        <text:list-item>
          <text:p text:style-name="P30"><text:span text:style-name="T1">API : </text:span><text:span text:style-name="T4">Endpoints CRUD pour la gestion des menus</text:span><text:span text:style-name="T8"> </text:span><text:span text:style-name="T1"><text:s text:c="2"/></text:span></text:p>
        </text:list-item>
        <text:list-item>
          <text:p text:style-name="P30"><text:span text:style-name="T1">Base de données choisie : </text:span><text:span text:style-name="T2">MongoDB</text:span><text:span text:style-name="T1"><text:line-break/></text:span></text:p>
        </text:list-item>
      </text:list>
      <text:p text:style-name="P6"/>
      <text:p text:style-name="P9"/>
      <text:list xml:id="list32518392" text:continue-list="list32514028" text:style-name="WWNum3">
        <text:list-item>
          <text:p text:style-name="P31"><text:bookmark text:name="_a61v3uh5vs19"/>Préconisations concernant le domaine et l’hébergement</text:p>
        </text:list-item>
      </text:list>
      <text:p text:style-name="P7"/>
      <text:list xml:id="list3288195621856250073" text:style-name="WWNum7">
        <text:list-item>
          <text:p text:style-name="P28">Nom du domaine : sous-domaine de Qwenta</text:p>
        </text:list-item>
        <text:list-item>
          <text:p text:style-name="P28">Nom de l’hébergement : OVH et IONOS</text:p>
        </text:list-item>
        <text:list-item>
          <text:p text:style-name="P28">Adresses e-mail : <text:span text:style-name="T9">nécessaires pour les notifications et support utilisateur</text:span><text:line-break/></text:p>
        </text:list-item>
      </text:list>
      <text:p text:style-name="P18"/>
      <text:p text:style-name="P19"/>
      <text:list xml:id="list32532238" text:continue-list="list32518392" text:style-name="WWNum3">
        <text:list-item>
          <text:p text:style-name="P33"><text:bookmark text:name="_n56najuvb5ys"/>Accessibilité<text:line-break/></text:p>
        </text:list-item>
      </text:list>
      <text:list xml:id="list2500520148563206589" text:style-name="WWNum1">
        <text:list-item>
          <text:p text:style-name="P29">Compatibilité navigateur : Chrome, Safari, Edge et Firefox en priorité </text:p>
        </text:list-item>
        <text:list-item>
          <text:p text:style-name="P29">Types d’appareils : Desktop uniquement </text:p>
        </text:list-item>
        <text:list-item>
          <text:p text:style-name="P29">Outils de vérification : WAVE pour le respect des standards d'accessibilité <text:line-break/></text:p>
        </text:list-item>
      </text:list>
      <text:p text:style-name="P5"/>
      <text:p text:style-name="P5"/>
      <text:list xml:id="list32511433" text:continue-list="list32532238" text:style-name="WWNum3">
        <text:list-item>
          <text:p text:style-name="P33"><text:bookmark text:name="_l80x4g9stizp"/>Recommandations en termes de sécurité<text:line-break/></text:p>
        </text:list-item>
      </text:list>
      <text:list xml:id="list5192604792546302359" text:style-name="WWNum5">
        <text:list-item>
          <text:p text:style-name="P26">Authentification JWT + bcrypt</text:p>
        </text:list-item>
        <text:list-item>
          <text:p text:style-name="P26">Gestion des permissions et sécurisation des requêtes API</text:p>
        </text:list-item>
        <text:list-item>
          <text:p text:style-name="P26">Protéger les données utilisateur (hashage des mots de passe, CORS)</text:p>
        </text:list-item>
        <text:list-item>
          <text:p text:style-name="P26">Droits d'accès restreints selon le rôle utilisateur (admin, restaurateur)<text:line-break/></text:p>
        </text:list-item>
      </text:list>
      <text:p text:style-name="P7"><text:soft-page-break/><text:line-break/></text:p>
      <text:list xml:id="list32518287" text:continue-list="list32511433" text:style-name="WWNum3">
        <text:list-item>
          <text:p text:style-name="P33"><text:bookmark text:name="_vbbknpfyus5o"/><text:span text:style-name="T6">Maintenance du site et futures mises à jour</text:span><text:span text:style-name="T7"><text:line-break/></text:span></text:p>
        </text:list-item>
      </text:list>
      <text:list xml:id="list3384005387158927713" text:style-name="WWNum2">
        <text:list-item>
          <text:p text:style-name="P27">Mises à jour régulières du front-end (React) et du back-end (Express)</text:p>
        </text:list-item>
        <text:list-item>
          <text:p text:style-name="P27">Gestion des incidents et des bugs (<text:span text:style-name="T9">Github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OpenSymbol" svg:font-family="Open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1" style:font-size-asian="15pt" style:font-weight-asian="bold" style:font-name-complex="Montserrat1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24.218cm" svg:y="-2.196cm" svg:width="2.676cm" svg:height="1.355cm" draw:z-index="5"><draw:image xlink:href="Pictures/100000000000051D0000028F4FDACAC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13T12:25:27.84</dc:date>
    <dc:creator>Alexis Madapathage</dc:creator>
    <meta:editing-duration>P1DT14M21S</meta:editing-duration>
    <meta:editing-cycles>7</meta:editing-cycles>
    <meta:document-statistic meta:table-count="2" meta:image-count="1" meta:object-count="0" meta:page-count="6" meta:paragraph-count="88" meta:word-count="911" meta:character-count="5784"/>
  </office:meta>
</office:document-meta>
</file>